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9.53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99cm" fo:min-width="3.735cm"/>
    </style:style>
    <style:style style:name="gr5" style:family="graphic" style:parent-style-name="standard">
      <style:graphic-properties draw:textarea-horizontal-align="justify" draw:textarea-vertical-align="middle" draw:auto-grow-height="false" fo:min-height="1.699cm" fo:min-width="5.386cm"/>
    </style:style>
    <style:style style:name="gr6" style:family="graphic" style:parent-style-name="standard">
      <style:graphic-properties draw:textarea-horizontal-align="justify" draw:textarea-vertical-align="middle" draw:auto-grow-height="false" fo:min-height="1.674cm" fo:min-width="4.745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3.81cm" svg:x="8.239cm" svg:y="2.27cm">
          <text:p text:style-name="P1">Supervisor (Facade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17cm" svg:y1="7.35cm" svg:x2="18.92cm" svg:y2="7.35cm">
          <text:p/>
        </draw:line>
        <draw:line draw:style-name="gr3" draw:text-style-name="P1" draw:layer="layout" svg:x1="7.631cm" svg:y1="7.35cm" svg:x2="7.631cm" svg:y2="8.62cm">
          <text:p/>
        </draw:line>
        <draw:line draw:style-name="gr3" draw:text-style-name="P1" draw:layer="layout" svg:x1="13.065cm" svg:y1="6.08cm" svg:x2="13.031cm" svg:y2="8.62cm">
          <text:p/>
        </draw:line>
        <draw:line draw:style-name="gr3" draw:text-style-name="P1" draw:layer="layout" svg:x1="18.931cm" svg:y1="7.35cm" svg:x2="18.931cm" svg:y2="8.62cm">
          <text:p/>
        </draw:line>
        <draw:custom-shape draw:style-name="gr4" draw:text-style-name="P1" draw:layer="layout" svg:width="4.445cm" svg:height="2.159cm" svg:x="5.572cm" svg:y="8.593cm">
          <text:p text:style-name="P1">Edit tim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096cm" svg:height="2.159cm" svg:x="10.525cm" svg:y="8.62cm">
          <text:p text:style-name="P1">Clock GA in and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453cm" svg:height="2.132cm" svg:x="17.191cm" svg:y="8.62cm">
          <text:p text:style-name="P1">Export tim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33cm" svg:height="3.81cm" svg:x="8.239cm" svg:y="2.27cm">
          <text:p text:style-name="P1">Supervisor (Façade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91cm" svg:height="2.54cm" svg:x="2.016cm" svg:y="2.651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207cm" svg:y1="3.921cm" svg:x2="8.239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01:32:59.457000000</meta:creation-date>
    <dc:date>2016-11-29T22:18:53.249000000</dc:date>
    <meta:editing-duration>PT13M58S</meta:editing-duration>
    <meta:editing-cycles>4</meta:editing-cycles>
    <meta:generator>LibreOffice/4.3.5.2$Windows_x86 LibreOffice_project/3a87456aaa6a95c63eea1c1b3201acedf0751bd5</meta:generator>
    <meta:document-statistic meta:object-count="11"/>
  </office:meta>
</office:document-meta>
</file>